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f23" officeooo:paragraph-rsid="0016af23"/>
    </style:style>
    <style:style style:name="P2" style:family="paragraph" style:parent-style-name="Standard">
      <style:text-properties officeooo:rsid="0016af23" officeooo:paragraph-rsid="00212478"/>
    </style:style>
    <style:style style:name="P3" style:family="paragraph" style:parent-style-name="Standard">
      <style:text-properties officeooo:rsid="0016af23" officeooo:paragraph-rsid="00649090"/>
    </style:style>
    <style:style style:name="P4" style:family="paragraph" style:parent-style-name="Standard">
      <style:text-properties officeooo:rsid="0016af23" officeooo:paragraph-rsid="0073c964"/>
    </style:style>
    <style:style style:name="P5" style:family="paragraph" style:parent-style-name="Standard">
      <style:text-properties officeooo:rsid="0016af23" officeooo:paragraph-rsid="007ea711"/>
    </style:style>
    <style:style style:name="P6" style:family="paragraph" style:parent-style-name="Standard">
      <style:text-properties officeooo:rsid="0016af23" officeooo:paragraph-rsid="0087ef5f"/>
    </style:style>
    <style:style style:name="P7" style:family="paragraph" style:parent-style-name="Standard">
      <style:text-properties officeooo:rsid="00189057" officeooo:paragraph-rsid="00189057"/>
    </style:style>
    <style:style style:name="P8" style:family="paragraph" style:parent-style-name="Standard">
      <style:text-properties officeooo:rsid="00189057" officeooo:paragraph-rsid="001c60d8"/>
    </style:style>
    <style:style style:name="P9" style:family="paragraph" style:parent-style-name="Standard">
      <style:text-properties officeooo:rsid="00189057" officeooo:paragraph-rsid="00212478"/>
    </style:style>
    <style:style style:name="P10" style:family="paragraph" style:parent-style-name="Standard">
      <style:text-properties officeooo:rsid="00189057" officeooo:paragraph-rsid="0062dd66"/>
    </style:style>
    <style:style style:name="P11" style:family="paragraph" style:parent-style-name="Standard">
      <style:text-properties officeooo:rsid="00189057" officeooo:paragraph-rsid="0073c037"/>
    </style:style>
    <style:style style:name="P12" style:family="paragraph" style:parent-style-name="Standard">
      <style:text-properties officeooo:rsid="00189057" officeooo:paragraph-rsid="007d18cb"/>
    </style:style>
    <style:style style:name="P13" style:family="paragraph" style:parent-style-name="Standard">
      <style:text-properties officeooo:rsid="00189057" officeooo:paragraph-rsid="007ea711"/>
    </style:style>
    <style:style style:name="P14" style:family="paragraph" style:parent-style-name="Standard">
      <style:text-properties officeooo:rsid="00189057" officeooo:paragraph-rsid="0087ef5f"/>
    </style:style>
    <style:style style:name="P15" style:family="paragraph" style:parent-style-name="Standard">
      <style:text-properties officeooo:rsid="001132c8" officeooo:paragraph-rsid="001b3292"/>
    </style:style>
    <style:style style:name="P16" style:family="paragraph" style:parent-style-name="Standard">
      <style:text-properties officeooo:rsid="001132c8" officeooo:paragraph-rsid="001c60d8"/>
    </style:style>
    <style:style style:name="P17" style:family="paragraph" style:parent-style-name="Standard">
      <style:text-properties officeooo:rsid="001132c8" officeooo:paragraph-rsid="00212478"/>
    </style:style>
    <style:style style:name="P18" style:family="paragraph" style:parent-style-name="Standard">
      <style:text-properties officeooo:rsid="001132c8" officeooo:paragraph-rsid="00380be9"/>
    </style:style>
    <style:style style:name="P19" style:family="paragraph" style:parent-style-name="Standard">
      <style:text-properties officeooo:rsid="001132c8" officeooo:paragraph-rsid="0053ec41"/>
    </style:style>
    <style:style style:name="P20" style:family="paragraph" style:parent-style-name="Standard">
      <style:text-properties officeooo:rsid="001132c8" officeooo:paragraph-rsid="00649090"/>
    </style:style>
    <style:style style:name="P21" style:family="paragraph" style:parent-style-name="Standard">
      <style:text-properties officeooo:rsid="001132c8" officeooo:paragraph-rsid="0073c037"/>
    </style:style>
    <style:style style:name="P22" style:family="paragraph" style:parent-style-name="Standard">
      <style:text-properties officeooo:rsid="001132c8" officeooo:paragraph-rsid="0073c964"/>
    </style:style>
    <style:style style:name="P23" style:family="paragraph" style:parent-style-name="Standard">
      <style:text-properties officeooo:rsid="001132c8" officeooo:paragraph-rsid="0074e03c"/>
    </style:style>
    <style:style style:name="P24" style:family="paragraph" style:parent-style-name="Standard">
      <style:text-properties officeooo:rsid="001132c8" officeooo:paragraph-rsid="007ea711"/>
    </style:style>
    <style:style style:name="P25" style:family="paragraph" style:parent-style-name="Standard">
      <style:text-properties officeooo:rsid="001132c8" officeooo:paragraph-rsid="0087ef5f"/>
    </style:style>
    <style:style style:name="P26" style:family="paragraph" style:parent-style-name="Standard">
      <style:text-properties officeooo:rsid="001132c8" officeooo:paragraph-rsid="0089e062"/>
    </style:style>
    <style:style style:name="P27" style:family="paragraph" style:parent-style-name="Standard">
      <style:text-properties fo:font-weight="bold" officeooo:rsid="001e58ce" officeooo:paragraph-rsid="00212478" style:font-weight-asian="bold" style:font-weight-complex="bold"/>
    </style:style>
    <style:style style:name="P28" style:family="paragraph" style:parent-style-name="Standard">
      <style:text-properties officeooo:rsid="001b3292" officeooo:paragraph-rsid="001b3292"/>
    </style:style>
    <style:style style:name="P29" style:family="paragraph" style:parent-style-name="Standard">
      <style:text-properties officeooo:rsid="001b3292" officeooo:paragraph-rsid="00212478"/>
    </style:style>
    <style:style style:name="P30" style:family="paragraph" style:parent-style-name="Standard">
      <style:text-properties officeooo:rsid="001b3292" officeooo:paragraph-rsid="00265f0a"/>
    </style:style>
    <style:style style:name="P31" style:family="paragraph" style:parent-style-name="Standard">
      <style:text-properties officeooo:rsid="001b3292" officeooo:paragraph-rsid="00649090"/>
    </style:style>
    <style:style style:name="P32" style:family="paragraph" style:parent-style-name="Standard">
      <style:text-properties officeooo:rsid="001b3292" officeooo:paragraph-rsid="0084a663"/>
    </style:style>
    <style:style style:name="P33" style:family="paragraph" style:parent-style-name="Standard">
      <style:text-properties officeooo:rsid="001b3292" officeooo:paragraph-rsid="0087c1f9"/>
    </style:style>
    <style:style style:name="P34" style:family="paragraph" style:parent-style-name="Standard">
      <style:text-properties officeooo:rsid="001b3292" officeooo:paragraph-rsid="0087ef5f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1132c8" officeooo:paragraph-rsid="001b3292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1132c8" officeooo:paragraph-rsid="001c60d8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1132c8" officeooo:paragraph-rsid="00649090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1132c8" officeooo:paragraph-rsid="00725d4f" style:font-weight-asian="bold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1132c8" officeooo:paragraph-rsid="0073c964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1132c8" officeooo:paragraph-rsid="007ea711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1132c8" officeooo:paragraph-rsid="0087ef5f" style:font-weight-asian="bold" style:font-weight-complex="bold"/>
    </style:style>
    <style:style style:name="P42" style:family="paragraph" style:parent-style-name="Standard">
      <style:text-properties style:text-underline-style="solid" style:text-underline-width="auto" style:text-underline-color="font-color" fo:font-weight="bold" officeooo:rsid="0016af23" officeooo:paragraph-rsid="0016af23" style:font-weight-asian="bold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bold" officeooo:rsid="0016af23" officeooo:paragraph-rsid="00725d4f" style:font-weight-asian="bold" style:font-weight-complex="bold"/>
    </style:style>
    <style:style style:name="P44" style:family="paragraph" style:parent-style-name="Standard">
      <style:text-properties style:text-underline-style="solid" style:text-underline-width="auto" style:text-underline-color="font-color" fo:font-weight="bold" officeooo:rsid="0016af23" officeooo:paragraph-rsid="0073c964" style:font-weight-asian="bold" style:font-weight-complex="bold"/>
    </style:style>
    <style:style style:name="P45" style:family="paragraph" style:parent-style-name="Standard">
      <style:text-properties style:text-underline-style="solid" style:text-underline-width="auto" style:text-underline-color="font-color" fo:font-weight="bold" officeooo:rsid="0016af23" officeooo:paragraph-rsid="007ea711" style:font-weight-asian="bold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16af23" officeooo:paragraph-rsid="0087ef5f" style:font-weight-asian="bold" style:font-weight-complex="bold"/>
    </style:style>
    <style:style style:name="P47" style:family="paragraph" style:parent-style-name="Standard">
      <style:text-properties fo:font-size="14pt" fo:font-weight="bold" officeooo:rsid="001e58ce" officeooo:paragraph-rsid="001e58ce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fo:font-weight="bold" officeooo:rsid="001e58ce" officeooo:paragraph-rsid="00212478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14pt" fo:font-weight="bold" officeooo:rsid="001e58ce" officeooo:paragraph-rsid="00649090" style:font-size-asian="14pt" style:font-weight-asian="bold" style:font-size-complex="14pt" style:font-weight-complex="bold"/>
    </style:style>
    <style:style style:name="P50" style:family="paragraph" style:parent-style-name="Standard">
      <style:text-properties fo:font-size="14pt" fo:font-weight="bold" officeooo:rsid="001e58ce" officeooo:paragraph-rsid="0073c964" style:font-size-asian="14pt" style:font-weight-asian="bold" style:font-size-complex="14pt" style:font-weight-complex="bold"/>
    </style:style>
    <style:style style:name="P51" style:family="paragraph" style:parent-style-name="Standard">
      <style:text-properties fo:font-size="14pt" fo:font-weight="bold" officeooo:rsid="001e58ce" officeooo:paragraph-rsid="007ea711" style:font-size-asian="14pt" style:font-weight-asian="bold" style:font-size-complex="14pt" style:font-weight-complex="bold"/>
    </style:style>
    <style:style style:name="P52" style:family="paragraph" style:parent-style-name="Standard">
      <style:text-properties fo:font-size="14pt" fo:font-weight="bold" officeooo:rsid="001e58ce" officeooo:paragraph-rsid="0087ef5f" style:font-size-asian="14pt" style:font-weight-asian="bold" style:font-size-complex="14pt" style:font-weight-complex="bold"/>
    </style:style>
    <style:style style:name="P53" style:family="paragraph" style:parent-style-name="Standard"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49b524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649090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7ea711" style:font-size-asian="16pt" style:font-weight-asian="bold" style:font-size-complex="16pt" style:font-weight-complex="bold"/>
    </style:style>
    <style:style style:name="P58" style:family="paragraph" style:parent-style-name="Standard">
      <style:text-properties fo:font-size="16pt" fo:font-weight="bold" officeooo:rsid="0016af23" officeooo:paragraph-rsid="001c60d8" style:font-size-asian="16pt" style:font-weight-asian="bold" style:font-size-complex="16pt" style:font-weight-complex="bold"/>
    </style:style>
    <style:style style:name="P59" style:family="paragraph" style:parent-style-name="Standard">
      <style:text-properties fo:font-size="16pt" fo:font-weight="bold" officeooo:rsid="0016af23" officeooo:paragraph-rsid="007ea711" style:font-size-asian="16pt" style:font-weight-asian="bold" style:font-size-complex="16pt" style:font-weight-complex="bold"/>
    </style:style>
    <style:style style:name="P60" style:family="paragraph" style:parent-style-name="Standard">
      <style:text-properties fo:font-size="16pt" fo:font-weight="bold" officeooo:rsid="00189057" officeooo:paragraph-rsid="00649090" style:font-size-asian="16pt" style:font-weight-asian="bold" style:font-size-complex="16pt" style:font-weight-complex="bold"/>
    </style:style>
    <style:style style:name="P61" style:family="paragraph" style:parent-style-name="Standard">
      <style:text-properties fo:font-size="16pt" fo:font-weight="bold" officeooo:rsid="00189057" officeooo:paragraph-rsid="0073c964" style:font-size-asian="16pt" style:font-weight-asian="bold" style:font-size-complex="16pt" style:font-weight-complex="bold"/>
    </style:style>
    <style:style style:name="P62" style:family="paragraph" style:parent-style-name="Standard">
      <style:text-properties fo:font-size="16pt" fo:font-weight="bold" officeooo:rsid="00189057" officeooo:paragraph-rsid="007ea711" style:font-size-asian="16pt" style:font-weight-asian="bold" style:font-size-complex="16pt" style:font-weight-complex="bold"/>
    </style:style>
    <style:style style:name="P63" style:family="paragraph" style:parent-style-name="Standard">
      <style:text-properties fo:font-size="16pt" style:text-underline-style="solid" style:text-underline-width="auto" style:text-underline-color="font-color" fo:font-weight="bold" officeooo:rsid="00284573" officeooo:paragraph-rsid="00284573" style:font-size-asian="16pt" style:font-weight-asian="bold" style:font-size-complex="16pt" style:font-weight-complex="bold"/>
    </style:style>
    <style:style style:name="P64" style:family="paragraph" style:parent-style-name="Standard">
      <style:text-properties officeooo:rsid="002b55cd" officeooo:paragraph-rsid="002b55cd"/>
    </style:style>
    <style:style style:name="P65" style:family="paragraph" style:parent-style-name="Standard">
      <style:text-properties officeooo:rsid="002b55cd" officeooo:paragraph-rsid="0032f27b"/>
    </style:style>
    <style:style style:name="P66" style:family="paragraph" style:parent-style-name="Standard">
      <style:text-properties officeooo:paragraph-rsid="001c60d8"/>
    </style:style>
    <style:style style:name="P67" style:family="paragraph" style:parent-style-name="Standard">
      <style:text-properties officeooo:paragraph-rsid="002b5a0d"/>
    </style:style>
    <style:style style:name="P68" style:family="paragraph" style:parent-style-name="Standard">
      <style:text-properties officeooo:paragraph-rsid="002fe811"/>
    </style:style>
    <style:style style:name="P69" style:family="paragraph" style:parent-style-name="Standard">
      <style:text-properties officeooo:paragraph-rsid="0031bd0e"/>
    </style:style>
    <style:style style:name="P70" style:family="paragraph" style:parent-style-name="Standard">
      <style:text-properties officeooo:rsid="001c60d8" officeooo:paragraph-rsid="0053ec41"/>
    </style:style>
    <style:style style:name="P71" style:family="paragraph" style:parent-style-name="Standard">
      <style:text-properties officeooo:rsid="001c60d8" officeooo:paragraph-rsid="00649090"/>
    </style:style>
    <style:style style:name="P72" style:family="paragraph" style:parent-style-name="Standard">
      <style:text-properties officeooo:rsid="001c60d8" officeooo:paragraph-rsid="0073c037"/>
    </style:style>
    <style:style style:name="P73" style:family="paragraph" style:parent-style-name="Standard">
      <style:text-properties officeooo:rsid="001c60d8" officeooo:paragraph-rsid="0073c964"/>
    </style:style>
    <style:style style:name="P74" style:family="paragraph" style:parent-style-name="Standard">
      <style:text-properties officeooo:rsid="001c60d8" officeooo:paragraph-rsid="007d18cb"/>
    </style:style>
    <style:style style:name="P75" style:family="paragraph" style:parent-style-name="Standard">
      <style:text-properties officeooo:rsid="001c60d8" officeooo:paragraph-rsid="007ea711"/>
    </style:style>
    <style:style style:name="P76" style:family="paragraph" style:parent-style-name="Standard">
      <style:text-properties officeooo:rsid="001c60d8" officeooo:paragraph-rsid="0087ef5f"/>
    </style:style>
    <style:style style:name="P77" style:family="paragraph" style:parent-style-name="Standard">
      <style:text-properties officeooo:rsid="001c60d8" officeooo:paragraph-rsid="0089e062"/>
    </style:style>
    <style:style style:name="P78" style:family="paragraph" style:parent-style-name="Standard">
      <style:text-properties officeooo:rsid="002b5a0d" officeooo:paragraph-rsid="002b5a0d"/>
    </style:style>
    <style:style style:name="P79" style:family="paragraph" style:parent-style-name="Standard">
      <style:text-properties officeooo:rsid="001e6847" officeooo:paragraph-rsid="0053ec41"/>
    </style:style>
    <style:style style:name="P80" style:family="paragraph" style:parent-style-name="Standard">
      <style:text-properties officeooo:rsid="001e6847" officeooo:paragraph-rsid="00649090"/>
    </style:style>
    <style:style style:name="P81" style:family="paragraph" style:parent-style-name="Standard">
      <style:text-properties officeooo:rsid="001e6847" officeooo:paragraph-rsid="0073c037"/>
    </style:style>
    <style:style style:name="P82" style:family="paragraph" style:parent-style-name="Standard">
      <style:text-properties officeooo:rsid="0089e062" officeooo:paragraph-rsid="0089e062"/>
    </style:style>
    <style:style style:name="P83" style:family="paragraph" style:parent-style-name="Standard">
      <style:text-properties officeooo:rsid="001c60d8" officeooo:paragraph-rsid="008f0612"/>
    </style:style>
    <style:style style:name="P84" style:family="paragraph" style:parent-style-name="Standard">
      <style:text-properties officeooo:rsid="001c60d8" officeooo:paragraph-rsid="00a68bf8"/>
    </style:style>
    <style:style style:name="P85" style:family="paragraph" style:parent-style-name="Standard">
      <style:text-properties officeooo:rsid="001c60d8" officeooo:paragraph-rsid="00aa87d4"/>
    </style:style>
    <style:style style:name="P86" style:family="paragraph" style:parent-style-name="Standard">
      <style:text-properties officeooo:rsid="001c60d8" officeooo:paragraph-rsid="00ac60ed"/>
    </style:style>
    <style:style style:name="P87" style:family="paragraph" style:parent-style-name="Standard">
      <style:text-properties officeooo:rsid="001c60d8" officeooo:paragraph-rsid="00b1cd9c"/>
    </style:style>
    <style:style style:name="P88" style:family="paragraph" style:parent-style-name="Standard">
      <style:text-properties officeooo:rsid="001c60d8" officeooo:paragraph-rsid="00b999bc"/>
    </style:style>
    <style:style style:name="P89" style:family="paragraph" style:parent-style-name="Standard">
      <style:text-properties officeooo:rsid="001c60d8" officeooo:paragraph-rsid="00bb0ccd"/>
    </style:style>
    <style:style style:name="P90" style:family="paragraph" style:parent-style-name="Standard">
      <style:text-properties fo:font-size="14pt" fo:font-weight="bold" officeooo:rsid="001e58ce" officeooo:paragraph-rsid="0090d6ee" style:font-size-asian="14pt" style:font-weight-asian="bold" style:font-size-complex="14pt" style:font-weight-complex="bold"/>
    </style:style>
    <style:style style:name="P91" style:family="paragraph" style:parent-style-name="Standard">
      <style:text-properties fo:font-size="16pt" fo:font-weight="bold" officeooo:rsid="0016af23" officeooo:paragraph-rsid="001c60d8" style:font-size-asian="16pt" style:font-weight-asian="bold" style:font-size-complex="16pt" style:font-weight-complex="bold"/>
    </style:style>
    <style:style style:name="P92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909dac" style:font-size-asian="16pt" style:font-weight-asian="bold" style:font-size-complex="16pt" style:font-weight-complex="bold"/>
    </style:style>
    <style:style style:name="P93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90d6ee" style:font-size-asian="16pt" style:font-weight-asian="bold" style:font-size-complex="16pt" style:font-weight-complex="bold"/>
    </style:style>
    <style:style style:name="P94" style:family="paragraph" style:parent-style-name="Standard">
      <style:text-properties fo:font-size="16pt" fo:font-weight="bold" officeooo:rsid="0016af23" officeooo:paragraph-rsid="00909dac" style:font-size-asian="16pt" style:font-weight-asian="bold" style:font-size-complex="16pt" style:font-weight-complex="bold"/>
    </style:style>
    <style:style style:name="P95" style:family="paragraph" style:parent-style-name="Standard">
      <style:text-properties fo:font-size="16pt" fo:font-weight="bold" officeooo:rsid="0016af23" officeooo:paragraph-rsid="0090d6ee" style:font-size-asian="16pt" style:font-weight-asian="bold" style:font-size-complex="16pt" style:font-weight-complex="bold"/>
    </style:style>
    <style:style style:name="P96" style:family="paragraph" style:parent-style-name="Standard">
      <style:text-properties fo:font-size="16pt" fo:font-weight="bold" officeooo:rsid="0016af23" officeooo:paragraph-rsid="00b7689c" style:font-size-asian="16pt" style:font-weight-asian="bold" style:font-size-complex="16pt" style:font-weight-complex="bold"/>
    </style:style>
    <style:style style:name="P97" style:family="paragraph" style:parent-style-name="Standard">
      <style:text-properties fo:font-size="16pt" fo:font-weight="bold" officeooo:rsid="00189057" officeooo:paragraph-rsid="0087ef5f" style:font-size-asian="16pt" style:font-weight-asian="bold" style:font-size-complex="16pt" style:font-weight-complex="bold"/>
    </style:style>
    <style:style style:name="P98" style:family="paragraph" style:parent-style-name="Standard">
      <style:text-properties style:text-underline-style="solid" style:text-underline-width="auto" style:text-underline-color="font-color" fo:font-weight="bold" officeooo:rsid="001132c8" officeooo:paragraph-rsid="0090d6ee" style:font-weight-asian="bold" style:font-weight-complex="bold"/>
    </style:style>
    <style:style style:name="P99" style:family="paragraph" style:parent-style-name="Standard">
      <style:text-properties style:text-underline-style="solid" style:text-underline-width="auto" style:text-underline-color="font-color" fo:font-weight="bold" officeooo:rsid="0016af23" officeooo:paragraph-rsid="0090d6ee" style:font-weight-asian="bold" style:font-weight-complex="bold"/>
    </style:style>
    <style:style style:name="P100" style:family="paragraph" style:parent-style-name="Standard">
      <style:text-properties style:text-underline-style="solid" style:text-underline-width="auto" style:text-underline-color="font-color" fo:font-weight="bold" officeooo:rsid="0093f84d" officeooo:paragraph-rsid="0093f84d" style:font-weight-asian="bold" style:font-weight-complex="bold"/>
    </style:style>
    <style:style style:name="P101" style:family="paragraph" style:parent-style-name="Standard">
      <style:text-properties officeooo:rsid="001132c8" officeooo:paragraph-rsid="0090d6ee"/>
    </style:style>
    <style:style style:name="P102" style:family="paragraph" style:parent-style-name="Standard">
      <style:text-properties officeooo:rsid="001132c8" officeooo:paragraph-rsid="00212478"/>
    </style:style>
    <style:style style:name="P103" style:family="paragraph" style:parent-style-name="Standard">
      <style:text-properties officeooo:rsid="001132c8" officeooo:paragraph-rsid="00a38073"/>
    </style:style>
    <style:style style:name="P104" style:family="paragraph" style:parent-style-name="Standard">
      <style:text-properties officeooo:rsid="001132c8" officeooo:paragraph-rsid="00ac60ed"/>
    </style:style>
    <style:style style:name="P105" style:family="paragraph" style:parent-style-name="Standard">
      <style:text-properties officeooo:rsid="0089e062" officeooo:paragraph-rsid="0090d6ee"/>
    </style:style>
    <style:style style:name="P106" style:family="paragraph" style:parent-style-name="Standard">
      <style:text-properties officeooo:rsid="0089e062" officeooo:paragraph-rsid="00a805f6"/>
    </style:style>
    <style:style style:name="P107" style:family="paragraph" style:parent-style-name="Standard">
      <style:text-properties officeooo:rsid="001b3292" officeooo:paragraph-rsid="0090d6ee"/>
    </style:style>
    <style:style style:name="P108" style:family="paragraph" style:parent-style-name="Standard">
      <style:text-properties officeooo:rsid="001b3292" officeooo:paragraph-rsid="00ba03e8"/>
    </style:style>
    <style:style style:name="P109" style:family="paragraph" style:parent-style-name="Standard">
      <style:text-properties officeooo:rsid="0016af23" officeooo:paragraph-rsid="0087ef5f"/>
    </style:style>
    <style:style style:name="P110" style:family="paragraph" style:parent-style-name="Standard">
      <style:text-properties officeooo:rsid="0016af23" officeooo:paragraph-rsid="0090d6ee"/>
    </style:style>
    <style:style style:name="P111" style:family="paragraph" style:parent-style-name="Standard">
      <style:text-properties officeooo:rsid="0016af23" officeooo:paragraph-rsid="00b211e8"/>
    </style:style>
    <style:style style:name="P112" style:family="paragraph" style:parent-style-name="Standard">
      <style:text-properties officeooo:rsid="00189057" officeooo:paragraph-rsid="00aa87d4"/>
    </style:style>
    <style:style style:name="P113" style:family="paragraph" style:parent-style-name="Standard">
      <style:text-properties officeooo:rsid="00189057" officeooo:paragraph-rsid="00ac60ed"/>
    </style:style>
    <style:style style:name="P114" style:family="paragraph" style:parent-style-name="Standard">
      <style:text-properties officeooo:rsid="002b55cd" officeooo:paragraph-rsid="009bfa0a"/>
    </style:style>
    <style:style style:name="P115" style:family="paragraph" style:parent-style-name="Standard">
      <style:text-properties officeooo:rsid="002b55cd" officeooo:paragraph-rsid="00a0f4bc"/>
    </style:style>
    <style:style style:name="P116" style:family="paragraph" style:parent-style-name="Standard">
      <style:text-properties officeooo:paragraph-rsid="009bfa0a"/>
    </style:style>
    <style:style style:name="P117" style:family="paragraph" style:parent-style-name="Standard">
      <style:text-properties officeooo:paragraph-rsid="00a0f4bc"/>
    </style:style>
    <style:style style:name="P118" style:family="paragraph" style:parent-style-name="Standard">
      <style:text-properties officeooo:rsid="00a51567" officeooo:paragraph-rsid="00a51567"/>
    </style:style>
    <style:style style:name="P119" style:family="paragraph" style:parent-style-name="Standard">
      <style:text-properties fo:font-size="12pt" fo:font-weight="normal" officeooo:rsid="001c60d8" officeooo:paragraph-rsid="00aa87d4" style:font-size-asian="12pt" style:font-weight-asian="normal" style:font-size-complex="12pt" style:font-weight-complex="normal"/>
    </style:style>
    <style:style style:name="P120" style:family="paragraph" style:parent-style-name="Standard">
      <style:text-properties fo:font-size="12pt" fo:font-weight="normal" officeooo:rsid="001c60d8" officeooo:paragraph-rsid="00ac60ed" style:font-size-asian="12pt" style:font-weight-asian="normal" style:font-size-complex="12pt" style:font-weight-complex="normal"/>
    </style:style>
    <style:style style:name="P121" style:family="paragraph" style:parent-style-name="Standard">
      <style:text-properties fo:font-size="12pt" fo:font-weight="normal" officeooo:rsid="001c60d8" officeooo:paragraph-rsid="00ad8320" style:font-size-asian="12pt" style:font-weight-asian="normal" style:font-size-complex="12pt" style:font-weight-complex="normal"/>
    </style:style>
    <style:style style:name="P122" style:family="paragraph" style:parent-style-name="Standard">
      <style:text-properties fo:font-size="12pt" fo:font-weight="normal" officeooo:rsid="00189057" officeooo:paragraph-rsid="00aa87d4" style:font-size-asian="12pt" style:font-weight-asian="normal" style:font-size-complex="12pt" style:font-weight-complex="normal"/>
    </style:style>
    <style:style style:name="P123" style:family="paragraph" style:parent-style-name="Standard">
      <style:text-properties fo:font-size="12pt" fo:font-weight="normal" officeooo:rsid="00189057" officeooo:paragraph-rsid="00ac60ed" style:font-size-asian="12pt" style:font-weight-asian="normal" style:font-size-complex="12pt" style:font-weight-complex="normal"/>
    </style:style>
    <style:style style:name="P124" style:family="paragraph" style:parent-style-name="Standard">
      <style:text-properties fo:font-size="12pt" fo:font-weight="normal" officeooo:rsid="0016af23" officeooo:paragraph-rsid="00ad8320" style:font-size-asian="12pt" style:font-weight-asian="normal" style:font-size-complex="12pt" style:font-weight-complex="normal"/>
    </style:style>
    <style:style style:name="P125" style:family="paragraph" style:parent-style-name="Standard">
      <style:text-properties fo:font-size="12pt" fo:font-weight="normal" officeooo:rsid="0016af23" officeooo:paragraph-rsid="00af2fc8" style:font-size-asian="12pt" style:font-weight-asian="normal" style:font-size-complex="12pt" style:font-weight-complex="normal"/>
    </style:style>
    <style:style style:name="P126" style:family="paragraph">
      <loext:graphic-properties draw:fill-color="#cccccc"/>
      <style:paragraph-properties fo:text-align="center"/>
    </style:style>
    <style:style style:name="P127" style:family="paragraph">
      <loext:graphic-properties draw:fill-color="#eeeeee"/>
      <style:text-properties fo:font-size="12pt"/>
    </style:style>
    <style:style style:name="T1" style:family="text">
      <style:text-properties officeooo:rsid="00189057"/>
    </style:style>
    <style:style style:name="T2" style:family="text">
      <style:text-properties officeooo:rsid="001907c7"/>
    </style:style>
    <style:style style:name="T3" style:family="text">
      <style:text-properties officeooo:rsid="001b3292"/>
    </style:style>
    <style:style style:name="T4" style:family="text">
      <style:text-properties officeooo:rsid="001c60d8"/>
    </style:style>
    <style:style style:name="T5" style:family="text">
      <style:text-properties officeooo:rsid="0020dda3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c60d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2067b" style:font-weight-asian="bold" style:font-weight-complex="bold"/>
    </style:style>
    <style:style style:name="T9" style:family="text">
      <style:text-properties officeooo:rsid="00230e4d"/>
    </style:style>
    <style:style style:name="T10" style:family="text">
      <style:text-properties officeooo:rsid="0023797d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bold" officeooo:rsid="001b3292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officeooo:rsid="002b5a0d"/>
    </style:style>
    <style:style style:name="T15" style:family="text">
      <style:text-properties officeooo:rsid="002e2c39"/>
    </style:style>
    <style:style style:name="T16" style:family="text">
      <style:text-properties officeooo:rsid="002fe811"/>
    </style:style>
    <style:style style:name="T17" style:family="text">
      <style:text-properties officeooo:rsid="0031bd0e"/>
    </style:style>
    <style:style style:name="T18" style:family="text">
      <style:text-properties officeooo:rsid="0032f27b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3f87fa" style:font-size-asian="12pt" style:font-size-complex="12pt"/>
    </style:style>
    <style:style style:name="T21" style:family="text">
      <style:text-properties fo:font-size="12pt" officeooo:rsid="003f8a79" style:font-size-asian="12pt" style:font-size-complex="12pt"/>
    </style:style>
    <style:style style:name="T22" style:family="text">
      <style:text-properties fo:font-size="12pt" fo:font-weight="bold" style:font-size-asian="12pt" style:font-weight-asian="bold"/>
    </style:style>
    <style:style style:name="T23" style:family="text">
      <style:text-properties fo:font-size="12pt" fo:font-weight="normal" officeooo:rsid="00a0f4bc" style:font-size-asian="12pt" style:font-weight-asian="normal" style:font-weight-complex="normal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a68bf8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1b3292" style:font-size-asian="12pt" style:font-weight-asian="normal" style:font-size-complex="12pt" style:font-weight-complex="normal"/>
    </style:style>
    <style:style style:name="T27" style:family="text">
      <style:text-properties officeooo:rsid="0053ec41"/>
    </style:style>
    <style:style style:name="T28" style:family="text">
      <style:text-properties officeooo:rsid="00637fe2"/>
    </style:style>
    <style:style style:name="T29" style:family="text">
      <style:text-properties officeooo:rsid="00649090"/>
    </style:style>
    <style:style style:name="T30" style:family="text">
      <style:text-properties officeooo:rsid="00690d7a"/>
    </style:style>
    <style:style style:name="T31" style:family="text">
      <style:text-properties officeooo:rsid="00702cdb"/>
    </style:style>
    <style:style style:name="T32" style:family="text">
      <style:text-properties officeooo:rsid="00720fef"/>
    </style:style>
    <style:style style:name="T33" style:family="text">
      <style:text-properties officeooo:rsid="00734f00"/>
    </style:style>
    <style:style style:name="T34" style:family="text">
      <style:text-properties officeooo:rsid="0073c037"/>
    </style:style>
    <style:style style:name="T35" style:family="text">
      <style:text-properties officeooo:rsid="0073c964"/>
    </style:style>
    <style:style style:name="T36" style:family="text">
      <style:text-properties officeooo:rsid="00760fa7"/>
    </style:style>
    <style:style style:name="T37" style:family="text">
      <style:text-properties officeooo:rsid="007b40f9"/>
    </style:style>
    <style:style style:name="T38" style:family="text">
      <style:text-properties officeooo:rsid="007d18cb"/>
    </style:style>
    <style:style style:name="T39" style:family="text">
      <style:text-properties officeooo:rsid="007ea711"/>
    </style:style>
    <style:style style:name="T40" style:family="text">
      <style:text-properties officeooo:rsid="007f127d"/>
    </style:style>
    <style:style style:name="T41" style:family="text">
      <style:text-properties officeooo:rsid="0087ef5f"/>
    </style:style>
    <style:style style:name="T42" style:family="text">
      <style:text-properties officeooo:rsid="0089e062"/>
    </style:style>
    <style:style style:name="T43" style:family="text">
      <style:text-properties officeooo:rsid="001132c8"/>
    </style:style>
    <style:style style:name="T44" style:family="text">
      <style:text-properties officeooo:rsid="008fd409"/>
    </style:style>
    <style:style style:name="T45" style:family="text">
      <style:text-properties officeooo:rsid="0090f351"/>
    </style:style>
    <style:style style:name="T46" style:family="text">
      <style:text-properties officeooo:rsid="0092fd5e"/>
    </style:style>
    <style:style style:name="T47" style:family="text">
      <style:text-properties officeooo:rsid="002b55cd"/>
    </style:style>
    <style:style style:name="T48" style:family="text">
      <style:text-properties officeooo:rsid="00a0f4bc"/>
    </style:style>
    <style:style style:name="T49" style:family="text">
      <style:text-properties officeooo:rsid="00a1afa0"/>
    </style:style>
    <style:style style:name="T50" style:family="text">
      <style:text-properties officeooo:rsid="00a51567"/>
    </style:style>
    <style:style style:name="T51" style:family="text">
      <style:text-properties officeooo:rsid="00a5b14d"/>
    </style:style>
    <style:style style:name="T52" style:family="text">
      <style:text-properties officeooo:rsid="00a68bf8"/>
    </style:style>
    <style:style style:name="T53" style:family="text">
      <style:text-properties officeooo:rsid="00a90f37"/>
    </style:style>
    <style:style style:name="T54" style:family="text">
      <style:text-properties officeooo:rsid="00aa87d4"/>
    </style:style>
    <style:style style:name="T55" style:family="text">
      <style:text-properties fo:font-size="16pt" officeooo:rsid="00a68bf8" style:font-size-asian="16pt" style:font-size-complex="16pt"/>
    </style:style>
    <style:style style:name="T56" style:family="text">
      <style:text-properties fo:font-size="12pt"/>
    </style:style>
    <style:style style:name="T57" style:family="text">
      <style:text-properties fo:font-size="12pt" fo:font-weight="bold" style:font-size-asian="12pt" style:font-weight-asian="bold" style:font-size-complex="12pt" style:font-weight-complex="bold"/>
    </style:style>
    <style:style style:name="T58" style:family="text">
      <style:text-properties fo:font-size="12pt" style:font-size-asian="12pt" style:font-weight-asian="bold" style:font-size-complex="12pt"/>
    </style:style>
    <style:style style:name="gr1" style:family="graphic">
      <style:graphic-properties svg:stroke-color="#ff0000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-width="0.503cm" draw:marker-end-width="0.503cm" draw:fill-color="#eeeeee" draw:textarea-horizontal-align="justify" draw:textarea-vertical-align="middle" draw:auto-grow-height="false" fo:min-height="9.241cm" fo:min-width="18.5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STAGE Abacus – Mr Vigier Michel</text:p>
      <text:p text:style-name="P55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1"/>
      <text:p text:style-name="P47">Semaine 1 du 14 au 18 mai 2018</text:p>
      <text:p text:style-name="P1"/>
      <text:p text:style-name="P35"><text:span text:style-name="T3">Lundi </text:span>14/05/18 </text:p>
      <text:p text:style-name="P15"/>
      <text:p text:style-name="P15"><text:span text:style-name="T3"><text:tab/>-</text:span>Matin : Explication par M.Vigier du projet dans son ensemble, son entreprise, association, <text:tab/><text:tab/> <text:s/>but de l’ensemble et de chaque partie.</text:p>
      <text:p text:style-name="P15"/>
      <text:p text:style-name="P15"><text:tab/>Apr<text:span text:style-name="T3">e</text:span>m : Première réalisation d’une maquette graphique afin de savoir ou l’on va.</text:p>
      <text:p text:style-name="P15"/>
      <text:p text:style-name="P35"><text:span text:style-name="T4">Mardi </text:span>15/05/18 </text:p>
      <text:p text:style-name="P15"><text:tab/></text:p>
      <text:p text:style-name="P15"><text:tab/><text:span text:style-name="T3">-Matin : d</text:span>ébug p<text:span text:style-name="T3">hp </text:span>du boulier ainsi que sur l’élaboration du cahier des charges <text:tab/><text:tab/><text:tab/><text:tab/> <text:s/>secondaires avec M.Vigier –<text:span text:style-name="T3"> prise note des contacts</text:span></text:p>
      <text:p text:style-name="P19"><text:span text:style-name="T3"><text:tab/><text:tab/><text:tab/>Pascal :travail à distance </text:span><text:s/></text:p>
      <text:p text:style-name="P15"><text:tab/><text:tab/><text:tab/></text:p>
      <text:p text:style-name="P28"><text:tab/>- Aprem :</text:p>
      <text:p text:style-name="P15"/>
      <text:p text:style-name="P15"><text:tab/><text:tab/>Manu : <text:span text:style-name="T4">débug php boulier ; installation sqlite pour la bdd et studio DBbrowser</text:span></text:p>
      <text:p text:style-name="P15"/>
      <text:p text:style-name="P36"><text:span text:style-name="T4">Mercredi </text:span>16/05/18 </text:p>
      <text:p text:style-name="P16"/>
      <text:p text:style-name="P16"><text:tab/><text:span text:style-name="T4">-Matin : Réunion sur le choix du nom de domaine, </text:span>Création espace OVH <text:span text:style-name="T4">(nom de domaine)</text:span> <text:tab/><text:tab/>+ débug suite des différents problèmes existants. Prise de connaissance + mise à plats <text:tab/><text:tab/>des éléments que l’on va avoir besoin, <text:span text:style-name="T4">fromscratch ou WordPress ?!</text:span></text:p>
      <text:p text:style-name="P15"><text:tab/></text:p>
      <text:p text:style-name="P36"><text:span text:style-name="T4">Jeudi </text:span>17/05/18 </text:p>
      <text:p text:style-name="P16"/>
      <text:p text:style-name="P19"><text:span text:style-name="T4"><text:tab/>-Matin et Aprem</text:span>: </text:p>
      <text:p text:style-name="P19"><text:tab/>Rédaction du planning journalier + découpage des taches. Déploiement d’un <text:tab/><text:tab/><text:tab/>Wordpress + tentative de récupération d’une BDD existantes (puis abandon). <text:tab/><text:tab/><text:tab/>Création d’une toute nouvelle BDD <text:span text:style-name="T4">sur PhpMyadmin , </text:span>et élaboration d’un nouveau <text:tab/><text:tab/>plan d’action des stagiaires.</text:p>
      <text:p text:style-name="P70"><text:tab/>Pascal : Correspondance Wordpress + BDD</text:p>
      <text:p text:style-name="P79"><text:tab/>Manu : récupération et création des ht:access + ht;password</text:p>
      <text:p text:style-name="P1"/>
      <text:p text:style-name="P1"><text:tab/></text:p>
      <text:p text:style-name="P1"/>
      <text:p text:style-name="P1"/>
      <text:p text:style-name="P42">Vendredi <text:span text:style-name="T1">18/05/2018 </text:span></text:p>
      <text:p text:style-name="P1"/>
      <text:p text:style-name="P7"><text:tab/>-Matin : Réunion mise au point et validation page Index-accueil</text:p>
      <text:p text:style-name="P7"><text:tab/><text:tab/><text:tab/>Pascal : ajustement des couleurs sur le boulier,</text:p>
      <text:p text:style-name="P7"><text:tab/><text:tab/><text:tab/>Manu : démarrage wireframe desktop</text:p>
      <text:p text:style-name="P7"/>
      <text:p text:style-name="P8"><text:tab/>-Aprem : </text:p>
      <text:p text:style-name="P8"><text:tab/><text:tab/>Pascal : début mise en page</text:p>
      <text:p text:style-name="P8"><text:tab/><text:tab/>Manu : Wireframe &amp; Mockup de l’index </text:p>
      <text:p text:style-name="P8"/>
      <text:p text:style-name="P48"><text:soft-page-break/>Semaine <text:span text:style-name="T5">2</text:span> du <text:span text:style-name="T5">21</text:span> au <text:span text:style-name="T5">25</text:span> mai 2018</text:p>
      <text:p text:style-name="P27"/>
      <text:p text:style-name="P23"><text:span text:style-name="T12">Lundi 21</text:span><text:span text:style-name="T11">/05/18 </text:span><text:span text:style-name="T13"><text:tab/></text:span><text:span text:style-name="T3">Férié<text:tab/><text:tab/></text:span></text:p>
      <text:p text:style-name="P100">Mardi 22/05/18</text:p>
      <text:p text:style-name="P17"><draw:custom-shape text:anchor-type="paragraph" draw:z-index="1" draw:name="Forme3" draw:style-name="gr2" draw:text-style-name="P127" svg:width="18.654cm" svg:height="9.341cm" svg:x="-0.291cm" svg:y="0.474cm"><text:p><text:span text:style-name="T56"><text:tab/></text:span><text:span text:style-name="T57">OVH : </text:span><text:span text:style-name="T57"><text:tab/></text:span><text:span text:style-name="T57"><text:tab/></text:span><text:span text:style-name="T57">Login : vm141060-ovh</text:span></text:p><text:p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MDP : 7855Qvpvs@</text:span></text:p><text:p><text:span text:style-name="T57"><text:tab/></text:span><text:span text:style-name="T57">Cluster : </text:span><text:span text:style-name="T57"><text:tab/></text:span><text:span text:style-name="T57"><text:tab/></text:span><text:span text:style-name="T57"><text:a xlink:href="ftp://ftp.cluster021.hosting.ovh.net:21/" xlink:type="simple">ftp://ftp.cluster021.hosting.ovh.net:21/</text:a></text:span></text:p><text:p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Identifiant : lecalculsm</text:span><text:span text:style-name="T57"><text:tab/></text:span></text:p><text:p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MDP : 7855Qvpvs</text:span></text:p><text:p><text:span text:style-name="T19"><text:tab/></text:span></text:p><text:p><text:span text:style-name="T19"><text:tab/></text:span><text:span text:style-name="T57">WordPress sur OVH : </text:span></text:p><text:p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a xlink:href="http://www.lecalculmental.fr/wordpress/" xlink:type="simple">http://www.lecalculmental.fr/wordpress/</text:a></text:span><text:span text:style-name="T57"> (le nouveau)</text:span></text:p><text:p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http://www.lecalculmental.fr/lecalculmental/</text:span></text:p><text:p><text:span text:style-name="T57"><text:tab/></text:span><text:span text:style-name="T57"><text:tab/></text:span><text:span text:style-name="T57"> </text:span><text:span text:style-name="T57"><text:tab/></text:span><text:span text:style-name="T57"><text:tab/></text:span><text:span text:style-name="T57"><text:tab/></text:span><text:span text:style-name="T57">Titre du site : lecalculmental</text:span></text:p><text:p><text:span text:style-name="T57"><text:tab/></text:span><text:span text:style-name="T57"><text:tab/></text:span><text:span text:style-name="T57"> <text:s/></text:span><text:span text:style-name="T57"><text:tab/></text:span><text:span text:style-name="T57"><text:tab/></text:span><text:span text:style-name="T57"><text:tab/></text:span><text:span text:style-name="T57">Identifiant : contact-api@orange.fr</text:span></text:p><text:p><text:span text:style-name="T57"><text:tab/></text:span><text:span text:style-name="T57"><text:tab/></text:span><text:span text:style-name="T57"> <text:s/></text:span><text:span text:style-name="T57"><text:tab/></text:span><text:span text:style-name="T57"><text:tab/></text:span><text:span text:style-name="T57"><text:tab/></text:span><text:span text:style-name="T57">MDP: pyv2T2Kj8(MHMr!z56</text:span></text:p><text:p><text:span text:style-name="T58"/></text:p><text:p><text:span text:style-name="T57"><text:tab/></text:span><text:span text:style-name="T57">Base De Données OVH : <text:s/></text:span></text:p><text:p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Nom d'utilisateur : lecalculsmmichel</text:span></text:p><text:p><text:span text:style-name="T57"><text:tab/></text:span><text:span text:style-name="T57"><text:tab/></text:span><text:span text:style-name="T57"><text:tab/></text:span><text:span text:style-name="T57"><text:tab/></text:span><text:span text:style-name="T57"> <text:s text:c="5"/></text:span><text:span text:style-name="T57"><text:tab/></text:span><text:span text:style-name="T57">Nom de la base: <text:s text:c="3"/>lecalculsmmichel <text:s text:c="3"/></text:span></text:p><text:p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Adresse du serveur: </text:span><text:span text:style-name="T57"><text:a xlink:href="http://lecalculsmmichel.mysql.db/" xlink:type="simple">http://lecalculsmmichel.mysql.db/</text:a></text:span></text:p><text:p><text:span text:style-name="T57"><text:tab/></text:span><text:span text:style-name="T57"><text:tab/></text:span><text:span text:style-name="T57"><text:tab/></text:span><text:span text:style-name="T57"> <text:s/></text:span><text:span text:style-name="T57"><text:tab/></text:span><text:span text:style-name="T57"><text:tab/></text:span><text:span text:style-name="T57">MDP BDD: 7855Qvpvs</text:span></text:p><draw:enhanced-geometry svg:viewBox="0 0 21600 21600" draw:type="rectangle" draw:enhanced-path="M 0 0 L 21600 0 21600 21600 0 21600 0 0 Z N"/></draw:custom-shap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polygon text:anchor-type="paragraph" draw:z-index="0" draw:name="Forme1" draw:style-name="gr1" draw:text-style-name="P126" svg:width="0cm" svg:height="0cm" svg:x="0.457cm" svg:y="0.379cm" svg:viewBox="0 0 0 0" draw:points="0,0"><text:p/></draw:polygon></text:p>
      <text:p text:style-name="P17"/>
      <text:p text:style-name="P17"/>
      <text:p text:style-name="P17"/>
      <text:p text:style-name="P17"/>
      <text:p text:style-name="P17"/>
      <text:p text:style-name="P30"><text:tab/>-Matin : Pascal : <text:span text:style-name="T19">Ouverture </text:span><text:span text:style-name="T21">du</text:span><text:span text:style-name="T19"> compte OVH, déploiement du Worpress </text:span><text:span text:style-name="T21">ainsi que</text:span><text:span text:style-name="T20"> </text:span><text:span text:style-name="T19">de la BDD <text:tab/><text:tab/><text:tab/> <text:s/>sur serveur OVH. <text:tab/><text:tab/><text:tab/></text:span><text:span text:style-name="T43">Manu : Wireframe<text:tab/></text:span></text:p>
      <text:p text:style-name="P29"><text:tab/>- Aprem : </text:p>
      <text:p text:style-name="P17"><text:tab/><text:tab/><text:span text:style-name="T10">Pascal : Idem que le matin<text:tab/><text:tab/><text:tab/></text:span>Manu : <text:span text:style-name="T10">Wireframe</text:span></text:p>
      <text:p text:style-name="P17"/>
      <text:p text:style-name="P17"><text:span text:style-name="T7">Mercredi 23</text:span><text:span text:style-name="T6">/05/18</text:span> </text:p>
      <text:p text:style-name="P17"/>
      <text:p text:style-name="P18"><text:tab/><text:span text:style-name="T4">-Matin : Wireframe – Wordpress<text:tab/><text:tab/>Pascal : Choix du thème et plugins</text:span></text:p>
      <text:p text:style-name="P18"><text:tab/><text:tab/><text:tab/><text:tab/><text:tab/><text:tab/><text:tab/>Manu : <text:span text:style-name="T10">Wireframe</text:span></text:p>
      <text:p text:style-name="P17"><text:tab/></text:p>
      <text:p text:style-name="P17"><text:tab/><text:span text:style-name="T9">-Aprem : Wordpress <text:tab/>Pascal : Démarrage du site </text:span></text:p>
      <text:p text:style-name="P18"><text:tab/><text:tab/>Manu : <text:span text:style-name="T9">Mise en place du parallaxe pour le boulier sur Wordpress </text:span></text:p>
      <text:p text:style-name="P17"/>
      <text:p text:style-name="P17"><text:span text:style-name="T7">Jeudi 24</text:span><text:span text:style-name="T6">/05/18 </text:span></text:p>
      <text:p text:style-name="P17"/>
      <text:p text:style-name="P17"><text:span text:style-name="T4"><text:tab/>-Matin </text:span>: <text:span text:style-name="T27">Réunion avec M.Vigier sur la partie exercice en ligne du site ; définition plus <text:tab/>précise du cahier des charges et schématisation de la BDD + Validation avec le client</text:span></text:p>
      <text:p text:style-name="P17"><text:tab/><text:span text:style-name="T27">Début de la réalisation de la BDD + Wordpress suite : Création d’un formulaire incluant la <text:tab/>sécurisation des envois et des données (Captcha)</text:span><text:tab/></text:p>
      <text:p text:style-name="P2"><text:tab/><text:span text:style-name="T4">-Aprem : Manu : Création BDD Pascal : déploiement et adaptation d’un nouveau thème WP</text:span></text:p>
      <text:p text:style-name="P2"/>
      <text:p text:style-name="P2"><text:span text:style-name="T6">Vendredi </text:span><text:span text:style-name="T8">25/05/2018 </text:span></text:p>
      <text:p text:style-name="P2"/>
      <text:p text:style-name="P10"><text:tab/>-Matin : <text:span text:style-name="T28">Mise à niveau version Ubuntu 17.04 vers Ubuntu 17.10, plantage, donc migrer vers <text:tab/><text:tab/>Linux Mint 18.04 .</text:span></text:p>
      <text:p text:style-name="P9"><text:tab/>-Aprem : <text:span text:style-name="T28">Réinstallation de tous les logiciels, Bdd + avancement site + recherche intégration <text:tab/><text:tab/> <text:s text:c="2"/>fichiers js, php, css (plugin fromscratch).</text:span></text:p>
      <text:p text:style-name="P58"><text:soft-page-break/></text:p>
      <text:p text:style-name="P56">STAGE Abacus – Mr Vigier Michel</text:p>
      <text:p text:style-name="P56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56"/>
      <text:p text:style-name="P56"/>
      <text:p text:style-name="P3"/>
      <text:p text:style-name="P49">Semaine <text:span text:style-name="T29">3</text:span> du <text:span text:style-name="T29">28</text:span> au <text:span text:style-name="T36">1 juin</text:span> 2018</text:p>
      <text:p text:style-name="P3"/>
      <text:p text:style-name="P37"><text:span text:style-name="T3">Lundi 28</text:span>/05/18 </text:p>
      <text:p text:style-name="P20"/>
      <text:p text:style-name="P20"><text:span text:style-name="T3"><text:tab/>-</text:span>Matin : <text:span text:style-name="T30">Récupération et travail sur la BDD + Formulaires de contact + Formulaire de <text:tab/>connexion</text:span></text:p>
      <text:p text:style-name="P20"/>
      <text:p text:style-name="P20"><text:tab/>Apr<text:span text:style-name="T3">e</text:span>m : <text:span text:style-name="T31">Tentative de récupération du wordpress suite à un crash d’OVH, </text:span></text:p>
      <text:p text:style-name="P20"/>
      <text:p text:style-name="P37"><text:span text:style-name="T4">Mardi 29</text:span>/05/18 </text:p>
      <text:p text:style-name="P20"><text:tab/></text:p>
      <text:p text:style-name="P20"><text:tab/><text:span text:style-name="T3">-Matin : Déploiement d’un nouveau worpress suite au crash d’OVH. Tentative de <text:tab/>récupération des données</text:span></text:p>
      <text:p text:style-name="P20"><text:tab/><text:tab/><text:tab/></text:p>
      <text:p text:style-name="P31"><text:tab/>- Aprem : <text:span text:style-name="T32">Recommencer depuis zéro le site car la totalité des infos sont perdues</text:span></text:p>
      <text:p text:style-name="P20"/>
      <text:p text:style-name="P20"><text:tab/><text:tab/></text:p>
      <text:p text:style-name="P20"/>
      <text:p text:style-name="P37"><text:span text:style-name="T4">Mercredi 30</text:span>/05/18 </text:p>
      <text:p text:style-name="P20"/>
      <text:p text:style-name="P20"><text:tab/><text:span text:style-name="T4">-Matin : Création du site + retouche des logos Gimp + Photoshop</text:span></text:p>
      <text:p text:style-name="P20"><text:tab/>-<text:span text:style-name="T33">Aprem : dev site suite</text:span></text:p>
      <text:p text:style-name="P20"><text:tab/></text:p>
      <text:p text:style-name="P38"><text:span text:style-name="T4">Jeudi 31</text:span>/05/18 </text:p>
      <text:p text:style-name="P20"/>
      <text:p text:style-name="P20"><text:span text:style-name="T4"><text:tab/>-Matin et Aprem</text:span>: </text:p>
      <text:p text:style-name="P20"><text:tab/></text:p>
      <text:p text:style-name="P71"><text:tab/>Pascal : <text:span text:style-name="T34">Intégration texte web + creation du nouveau logo</text:span></text:p>
      <text:p text:style-name="P80"><text:tab/>Manu : <text:span text:style-name="T34">BDD</text:span></text:p>
      <text:p text:style-name="P3"/>
      <text:p text:style-name="P3"><text:tab/></text:p>
      <text:p text:style-name="P3"/>
      <text:p text:style-name="P3"/>
      <text:p text:style-name="P43">Vendredi <text:span text:style-name="T4">01/06/18 </text:span></text:p>
      <text:p text:style-name="P3"/>
      <text:p text:style-name="P11"><text:tab/><text:span text:style-name="T4">-Matin et Aprem: </text:span></text:p>
      <text:p text:style-name="P21"><text:tab/></text:p>
      <text:p text:style-name="P72"><text:tab/>Pascal : <text:span text:style-name="T34">Intégration texte web + creation du nouveau logo</text:span></text:p>
      <text:p text:style-name="P81"><text:tab/>Manu : <text:span text:style-name="T37">Récuperation de PHPMyAdmin + BDD + Visite du formateur pour une mise au <text:tab/><text:tab/><text:tab/> point</text:span></text:p>
      <text:p text:style-name="P60"/>
      <text:p text:style-name="P58"/>
      <text:p text:style-name="P58"/>
      <text:p text:style-name="P58"><text:soft-page-break/></text:p>
      <text:p text:style-name="P50">Semaine <text:span text:style-name="T35">4</text:span> du <text:span text:style-name="T35">4</text:span> au <text:span text:style-name="T35">8 juin</text:span> 2018</text:p>
      <text:p text:style-name="P4"/>
      <text:p text:style-name="P39"><text:span text:style-name="T3">Lundi 04/06/</text:span>18 </text:p>
      <text:p text:style-name="P22"/>
      <text:p text:style-name="P22"><text:span text:style-name="T3"><text:tab/>-</text:span>Matin : <text:span text:style-name="T35">Réunion de présentation avec M.Vigier sur les actions réalisées, à modifier, à <text:tab/><text:tab/><text:tab/>réaliser. Mise à jour du cahier des charges pour la partie exercice et réalisation d’un <text:tab/><text:tab/>planning d’action</text:span></text:p>
      <text:p text:style-name="P22"/>
      <text:p text:style-name="P22"><text:tab/><text:span text:style-name="T31"> </text:span></text:p>
      <text:p text:style-name="P22"/>
      <text:p text:style-name="P39"><text:span text:style-name="T4">Mardi 05/06/</text:span>18</text:p>
      <text:p text:style-name="P22"><text:tab/><text:span text:style-name="T38">Construction du script back et front en PHP</text:span></text:p>
      <text:p text:style-name="P22"><text:tab/></text:p>
      <text:p text:style-name="P22"/>
      <text:p text:style-name="P22"><text:tab/><text:tab/></text:p>
      <text:p text:style-name="P22"/>
      <text:p text:style-name="P39"><text:span text:style-name="T4">Mercredi 06/06/</text:span>18 </text:p>
      <text:p text:style-name="P22"><text:tab/><text:span text:style-name="T38">Modélisation des requettes SQL</text:span></text:p>
      <text:p text:style-name="P22"><text:tab/></text:p>
      <text:p text:style-name="P22"><text:tab/></text:p>
      <text:p text:style-name="P39"><text:span text:style-name="T4">Jeudi <text:s/>07/06/</text:span>18</text:p>
      <text:p text:style-name="P22"/>
      <text:p text:style-name="P74"><text:tab/>Modélisation des requettes SQL + Construction du script back et front en PHP</text:p>
      <text:p text:style-name="P22"><text:tab/></text:p>
      <text:p text:style-name="P73"><text:tab/></text:p>
      <text:p text:style-name="P4"/>
      <text:p text:style-name="P4"/>
      <text:p text:style-name="P44">Vendredi <text:span text:style-name="T4">08/06/18 </text:span></text:p>
      <text:p text:style-name="P4"/>
      <text:p text:style-name="P12"><text:tab/><text:span text:style-name="T4">Modélisation des requettes SQL + Construction du script back et front en PHP</text:span></text:p>
      <text:p text:style-name="P22"><text:tab/></text:p>
      <text:p text:style-name="P73"><text:tab/></text:p>
      <text:p text:style-name="P61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7"><text:soft-page-break/>STAGE Abacus – Mr Vigier Michel</text:p>
      <text:p text:style-name="P57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58"/>
      <text:p text:style-name="P58"/>
      <text:p text:style-name="P58"/>
      <text:p text:style-name="P59"/>
      <text:p text:style-name="P51">Semaine <text:span text:style-name="T39">5</text:span> du <text:span text:style-name="T39">11</text:span> au <text:span text:style-name="T39">15 juin</text:span> 2018</text:p>
      <text:p text:style-name="P5"/>
      <text:p text:style-name="P40"><text:span text:style-name="T3">Lundi 11/06/</text:span>18 </text:p>
      <text:p text:style-name="P24"/>
      <text:p text:style-name="P32"><text:tab/>Modélisation des requettes SQL + Construction du script back et front en PHP pour la page <text:tab/>À toi de jouer .</text:p>
      <text:p text:style-name="P24"><text:tab/></text:p>
      <text:p text:style-name="P24"><text:tab/><text:span text:style-name="T31"> </text:span></text:p>
      <text:p text:style-name="P24"/>
      <text:p text:style-name="P40"><text:span text:style-name="T4">Mardi 12/06/</text:span>18</text:p>
      <text:p text:style-name="P24"><text:tab/></text:p>
      <text:p text:style-name="P33"><text:tab/>Modélisation des requettes SQL + Construction du script back et front en PHP pour la page <text:tab/>À toi de jouer .</text:p>
      <text:p text:style-name="P24"><text:tab/></text:p>
      <text:p text:style-name="P24"/>
      <text:p text:style-name="P24"><text:tab/><text:tab/></text:p>
      <text:p text:style-name="P24"/>
      <text:p text:style-name="P40"><text:span text:style-name="T4">Mercredi 13/06/</text:span>18 </text:p>
      <text:p text:style-name="P26"><text:tab/><text:span text:style-name="T3">Construction du script back et front en PHP pour la page <text:tab/>À toi de jouer .</text:span></text:p>
      <text:p text:style-name="P24"><text:tab/></text:p>
      <text:p text:style-name="P24"><text:tab/></text:p>
      <text:p text:style-name="P40"><text:span text:style-name="T4">Jeudi <text:s/>14/06/</text:span>18</text:p>
      <text:p text:style-name="P24"/>
      <text:p text:style-name="P75"><text:tab/></text:p>
      <text:p text:style-name="P24"><text:tab/></text:p>
      <text:p text:style-name="P77"><text:tab/><text:span text:style-name="T3">Construction du script back et front en PHP pour la page <text:tab/>À toi de jouer .</text:span></text:p>
      <text:p text:style-name="P5"/>
      <text:p text:style-name="P5"/>
      <text:p text:style-name="P45">Vendredi <text:span text:style-name="T40">15/06/18 </text:span></text:p>
      <text:p text:style-name="P5"/>
      <text:p text:style-name="P13"><text:tab/></text:p>
      <text:p text:style-name="P24"><text:tab/><text:span text:style-name="T42">Réalisation du module de réponse User/ admin et fonction de vérification + débugage</text:span></text:p>
      <text:p text:style-name="P75"><text:tab/></text:p>
      <text:p text:style-name="P62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92"><text:soft-page-break/>STAGE Abacus – Mr Vigier Michel</text:p>
      <text:p text:style-name="P92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94"/>
      <text:p text:style-name="P94"/>
      <text:p text:style-name="P94"/>
      <text:p text:style-name="P94"/>
      <text:p text:style-name="P52">Semaine <text:span text:style-name="T41">6</text:span> du <text:span text:style-name="T39">18</text:span> au <text:span text:style-name="T41">22 juin</text:span> 2018</text:p>
      <text:p text:style-name="P58"/>
      <text:p text:style-name="P41"><text:span text:style-name="T3">Lundi 11/06/</text:span>18 </text:p>
      <text:p text:style-name="P25"/>
      <text:p text:style-name="P82">Matin : Réunion de présentation avec M.Vigier sur les actions réalisées, à modifier, à <text:tab/><text:tab/><text:tab/>réaliser. Mise à jour du cahier des charges pour la partie exercice <text:span text:style-name="T50">et la partie connexion d’un <text:tab/>utilisateur.</text:span></text:p>
      <text:p text:style-name="P25"><text:tab/></text:p>
      <text:p text:style-name="P82">Fin matinée + Après midi : Modification de certaines requ<text:span text:style-name="T51">ê</text:span>tes sql et fonction PHP + debugg</text:p>
      <text:p text:style-name="P25"><text:tab/><text:span text:style-name="T31"> </text:span></text:p>
      <text:p text:style-name="P25"/>
      <text:p text:style-name="P41"><text:span text:style-name="T4">Mardi 12/06/</text:span>18</text:p>
      <text:p text:style-name="P25"><text:tab/></text:p>
      <text:p text:style-name="P34"><text:tab/> Construction du script back et front en PHP pour la page <text:tab/>À toi de jouer .</text:p>
      <text:p text:style-name="P25"><text:tab/></text:p>
      <text:p text:style-name="P25"/>
      <text:p text:style-name="P25"><text:tab/><text:tab/></text:p>
      <text:p text:style-name="P25"/>
      <text:p text:style-name="P41"><text:span text:style-name="T4">Mercredi 13/06/</text:span>18 </text:p>
      <text:p text:style-name="P26"><text:tab/><text:span text:style-name="T3">Construction du script back et front en PHP pour la page <text:tab/>À toi de jouer .</text:span></text:p>
      <text:p text:style-name="P25"><text:tab/></text:p>
      <text:p text:style-name="P25"><text:tab/></text:p>
      <text:p text:style-name="P41"><text:span text:style-name="T4">Jeudi <text:s/>14/06/</text:span>18</text:p>
      <text:p text:style-name="P25"/>
      <text:p text:style-name="P83"><text:tab/><text:span text:style-name="T3">Construction du script back et front en PHP pour la page <text:tab/><text:tab/>À toi de jouer </text:span></text:p>
      <text:p text:style-name="P89"><text:tab/><text:span text:style-name="T26">Construction du script back et front en PHP pour le dossier <text:tab/><text:tab/>Connexion</text:span></text:p>
      <text:p text:style-name="P84"><text:tab/><text:span text:style-name="T52">Récupération de session : Cookie de session .</text:span></text:p>
      <text:p text:style-name="P84"><text:span text:style-name="T42"><text:tab/>Modification de certaines requêtes sql et fonction PHP .</text:span></text:p>
      <text:p text:style-name="P84"><text:tab/><text:span text:style-name="T52">Raccordement de notre BDD à la BDD de Wordpress .</text:span></text:p>
      <text:p text:style-name="P76"><text:tab/></text:p>
      <text:p text:style-name="P6"/>
      <text:p text:style-name="P46">Vendredi <text:span text:style-name="T40">15/06/18 </text:span></text:p>
      <text:p text:style-name="P6"/>
      <text:p text:style-name="P6"><text:tab/><text:span text:style-name="T46">Intégration du contenu sur les différentes pages du site.</text:span></text:p>
      <text:p text:style-name="P118"><text:tab/>Retouche du logo, pourtant <text:span text:style-name="T54">précédemment</text:span> validé par Mr VIGIER</text:p>
      <text:p text:style-name="P14"><text:tab/><text:span text:style-name="T46">Correction de la partie réponse de l’exercice . <text:tab/></text:span></text:p>
      <text:p text:style-name="P88"><text:tab/><text:span text:style-name="T52">Récupération de session : Cookie de session .</text:span></text:p>
      <text:p text:style-name="P97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93">STAGE Abacus – Mr Vigier Michel</text:p>
      <text:p text:style-name="P93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95"/>
      <text:p text:style-name="P95"/>
      <text:p text:style-name="P90">Semaine <text:span text:style-name="T45">7</text:span> du <text:span text:style-name="T45">25</text:span> au <text:span text:style-name="T41">29 juin</text:span> 2018</text:p>
      <text:p text:style-name="P95"/>
      <text:p text:style-name="P98"><text:span text:style-name="T3">Lundi 25/06/</text:span>18 </text:p>
      <text:p text:style-name="P101"/>
      <text:p text:style-name="P106">Matin : Réunion de présentation avec M.Vigier sur les actions réalisées, à modifier, à <text:tab/><text:tab/><text:tab/>réaliser. Mise à jour du cahier des charges pour la partie exercice <text:span text:style-name="T50">et la partie connexion d’un <text:tab/>utilisateur.</text:span> </text:p>
      <text:p text:style-name="P101"><text:tab/></text:p>
      <text:p text:style-name="P105">Fin matinée + Après midi : Modification de certaines requ<text:span text:style-name="T53">ê</text:span>tes sql et fonction PHP + debugg</text:p>
      <text:p text:style-name="P101"><text:tab/><text:span text:style-name="T31"> </text:span></text:p>
      <text:p text:style-name="P98"><text:span text:style-name="T4">Mardi 26/06/</text:span>18</text:p>
      <text:p text:style-name="P101"><text:tab/></text:p>
      <text:p text:style-name="P107"><text:tab/> Construction du script back et front en PHP pour la page <text:tab/><text:tab/><text:tab/>À toi de jouer </text:p>
      <text:p text:style-name="P108"><text:tab/> <text:span text:style-name="T24">Construction du script back et front en PHP pour le dossier <text:tab/><text:tab/>Connexion</text:span></text:p>
      <text:p text:style-name="P103"><text:span text:style-name="T44"><text:tab/> Cookie de session</text:span></text:p>
      <text:p text:style-name="P101"/>
      <text:p text:style-name="P101"><text:tab/><text:tab/></text:p>
      <text:p text:style-name="P98"><text:span text:style-name="T4">Mercredi 27/06/</text:span>18 </text:p>
      <text:p text:style-name="P98"/>
      <text:p text:style-name="P104"><text:tab/><text:span text:style-name="T49">Déploiement sur OVH nouvelle adresse </text:span></text:p>
      <text:p text:style-name="P113"><text:span text:style-name="T49"><text:tab/>Correction du contenu sur les différentes pages du site.<text:tab/></text:span></text:p>
      <text:p text:style-name="P86"><text:tab/><text:span text:style-name="T44">Cookie de session</text:span></text:p>
      <text:p text:style-name="P123"><text:tab/><text:span text:style-name="T42">Modification de certaines requêtes sql et fonction PHP + debugg</text:span></text:p>
      <text:p text:style-name="P124"><text:tab/><text:span text:style-name="T3">Construction du script back et front en PHP pour le dossier <text:tab/><text:tab/>Connexion</text:span></text:p>
      <text:p text:style-name="P120"><text:tab/><text:span text:style-name="T52">Récupération de session : Cookie de session .</text:span></text:p>
      <text:p text:style-name="P121"><text:tab/><text:span text:style-name="T42">Raccordement pour la connexion, de notre BDD users à la BDD de Wordpre</text:span><text:span text:style-name="T55">ss .</text:span></text:p>
      <text:p text:style-name="P101"><text:tab/></text:p>
      <text:p text:style-name="P98"><text:span text:style-name="T4">Jeudi <text:s/>28/06/</text:span>18</text:p>
      <text:p text:style-name="P101"/>
      <text:p text:style-name="P85"><text:tab/><text:span text:style-name="T3">Construction du script back et front en PHP pour la page <text:tab/><text:tab/>À toi de jouer <text:s/></text:span></text:p>
      <text:p text:style-name="P85"><text:span text:style-name="T3"><text:tab/>Construction du script back et front en PHP pour le dossier <text:tab/><text:tab/>Connexion<text:tab/></text:span></text:p>
      <text:p text:style-name="P111"><text:tab/><text:span text:style-name="T25">Récupération de session : Cookie de session .</text:span></text:p>
      <text:p text:style-name="P122"><text:tab/><text:span text:style-name="T42">Modification de certaines requêtes sql et fonction PHP + debugg .</text:span></text:p>
      <text:p text:style-name="P119"><text:span text:style-name="T42"><text:tab/>Modification de certaines requêtes sql et fonction PHP .</text:span></text:p>
      <text:p text:style-name="P119"><text:span text:style-name="T42"><text:tab/>Raccordement pour la connexion, de notre BDD users à la BDD de Wordpre</text:span><text:span text:style-name="T55">ss .</text:span></text:p>
      <text:p text:style-name="P110"/>
      <text:p text:style-name="P99">Vendredi <text:span text:style-name="T45">29/06/18 </text:span></text:p>
      <text:p text:style-name="P110"/>
      <text:p text:style-name="P112"><text:tab/><text:span text:style-name="T49">Déploiement sur OVH nouvelle adresse </text:span></text:p>
      <text:p text:style-name="P112"><text:span text:style-name="T49"><text:tab/>Correction du contenu sur les différentes pages du site.<text:tab/></text:span></text:p>
      <text:p text:style-name="P87"><text:tab/><text:span text:style-name="T25">Récupération de session : Cookie de session .</text:span></text:p>
      <text:p text:style-name="P122"><text:tab/><text:span text:style-name="T42">Modification de certaines requêtes sql et fonction PHP + debugg</text:span></text:p>
      <text:p text:style-name="P125"><text:tab/><text:span text:style-name="T3">Construction du script back et front en PHP pour le dossier <text:tab/><text:tab/>Connexion</text:span></text:p>
      <text:p text:style-name="P119"><text:soft-page-break/><text:span text:style-name="T42"><text:tab/>Modification de certaines requêtes sql et fonction PHP .</text:span></text:p>
      <text:p text:style-name="P119"><text:span text:style-name="T42"><text:tab/>Raccordement pour la connexion, de notre BDD users à la BDD de Wordpre</text:span><text:span text:style-name="T55">ss .</text:span></text:p>
      <text:p text:style-name="P54"/>
      <text:p text:style-name="P54">STAGE Abacus – Mr Vigier Michel</text:p>
      <text:p text:style-name="P54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96"><text:tab/><text:tab/><text:tab/><text:tab/></text:p>
      <text:p text:style-name="P96"/>
      <text:p text:style-name="P96"><text:tab/></text:p>
      <text:p text:style-name="P53"/>
      <text:p text:style-name="P63"><text:span text:style-name="T15">NOS</text:span> LIENS UTILES : </text:p>
      <text:p text:style-name="P63"/>
      <text:p text:style-name="P67"><text:span text:style-name="T14">Editions Abacus<text:tab/><text:tab/></text:span><text:a xlink:type="simple" xlink:href="http://www.editions-abacus.com/" text:style-name="Internet_20_link" text:visited-style-name="Visited_20_Internet_20_Link"><text:span text:style-name="T14">http://www.editions-abacus.com/</text:span></text:a></text:p>
      <text:p text:style-name="P67"/>
      <text:p text:style-name="P67"><text:span text:style-name="T14">Asso e-nummérisme<text:tab/><text:tab/></text:span><text:a xlink:type="simple" xlink:href="http://e-numerisme.fr/" text:style-name="Internet_20_link" text:visited-style-name="Visited_20_Internet_20_Link"><text:span text:style-name="T14">http://e-numerisme.fr/</text:span></text:a></text:p>
      <text:p text:style-name="P67"/>
      <text:p text:style-name="P78">You Tube Association Innumérisme </text:p>
      <text:p text:style-name="P67"><text:a xlink:type="simple" xlink:href="https://www.youtube.com/channel/UCmOBMvmQc_3A99L8OwEzfPw/featured" text:style-name="Internet_20_link" text:visited-style-name="Visited_20_Internet_20_Link"/></text:p>
      <text:p text:style-name="P67"><text:span text:style-name="T14"><text:tab/><text:tab/></text:span><text:a xlink:type="simple" xlink:href="https://www.youtube.com/channel/UCmOBMvmQc_3A99L8OwEzfPw/featured" text:style-name="Internet_20_link" text:visited-style-name="Visited_20_Internet_20_Link"><text:span text:style-name="T14">https://www.youtube.com/channel/UCmOBMvmQc_3A99L8OwEzfPw/featured</text:span></text:a></text:p>
      <text:p text:style-name="P67"/>
      <text:p text:style-name="P68"><text:span text:style-name="T16">Celda<text:tab/><text:tab/><text:tab/><text:tab/></text:span><text:a xlink:type="simple" xlink:href="https://www.celda.fr/" text:style-name="Internet_20_link" text:visited-style-name="Visited_20_Internet_20_Link"><text:span text:style-name="T16">https://www.celda.fr/</text:span></text:a></text:p>
      <text:p text:style-name="P68"><text:span text:style-name="T16">Celda-Boulier <text:tab/><text:tab/><text:tab/></text:span><text:a xlink:type="simple" xlink:href="https://www.celda.fr/ressources/boulier_virtuel/index.php" text:style-name="Internet_20_link" text:visited-style-name="Visited_20_Internet_20_Link"><text:span text:style-name="T16">https://www.celda.fr/ressources/boulier_virtuel/index.php</text:span></text:a></text:p>
      <text:p text:style-name="P8"/>
      <text:p text:style-name="P65">OVH <text:tab/><text:tab/><text:tab/><text:tab/><text:a xlink:type="simple" xlink:href="https://www.ovh.com/fr/" text:style-name="Internet_20_link" text:visited-style-name="Visited_20_Internet_20_Link">https://www.ovh.com/fr/</text:a><text:tab/></text:p>
      <text:p text:style-name="P115"><text:span text:style-name="T18">Cluster<text:tab/><text:tab/><text:tab/><text:tab/></text:span><text:a xlink:type="simple" xlink:href="ftp://ftp.cluster021.hosting.ovh.net/" text:style-name="Internet_20_link" text:visited-style-name="Visited_20_Internet_20_Link"><text:span text:style-name="T18">ftp://ftp.cluster021.hosting.ovh.net/</text:span></text:a><text:tab/></text:p>
      <text:p text:style-name="P117"><text:span text:style-name="T48">BDD OVH<text:tab/><text:tab/><text:tab/></text:span><text:a xlink:type="simple" xlink:href="http://lecalculsmmichel.mysql.db/" text:style-name="Internet_20_link" text:visited-style-name="Visited_20_Internet_20_Link"><text:span text:style-name="T23">http://lecalculsmmichel.mysql.db/</text:span></text:a></text:p>
      <text:p text:style-name="P117"><text:span text:style-name="T47"><text:tab/></text:span></text:p>
      <text:p text:style-name="P8"/>
      <text:p text:style-name="P116"><text:span text:style-name="T47">Wordpress <text:tab/><text:tab/><text:tab/></text:span><text:a xlink:type="simple" xlink:href="http://www.lecalculmental.fr/wordpress/" text:style-name="Internet_20_link" text:visited-style-name="Visited_20_Internet_20_Link"><text:span text:style-name="T47">http://www.lecalculmental.fr/wordpress/</text:span></text:a><text:span text:style-name="T47"> </text:span><text:span text:style-name="T22">(le nouveau)</text:span></text:p>
      <text:p text:style-name="P114"><text:tab/><text:tab/><text:tab/><text:tab/><text:a xlink:type="simple" xlink:href="http://www.lecalculmental.fr/lecalculmental/wp-admin/" text:style-name="Internet_20_link" text:visited-style-name="Visited_20_Internet_20_Link">http://www.lecalculmental.fr/lecalculmental/wp-admin/</text:a></text:p>
      <text:p text:style-name="P64"/>
      <text:p text:style-name="P69"><text:span text:style-name="T17">Github<text:tab/><text:tab/><text:tab/><text:tab/></text:span><text:a xlink:type="simple" xlink:href="https://github.com/pascalmartinez/abacus" text:style-name="Internet_20_link" text:visited-style-name="Visited_20_Internet_20_Link"><text:span text:style-name="T17">https://github.com/pascalmartinez/abacus</text:span></text:a></text:p>
      <text:p text:style-name="P69"/>
      <text:p text:style-name="P69"/>
      <text:p text:style-name="P64"/>
      <text:p text:style-name="P64"/>
      <text:p text:style-name="P64"/>
      <text:p text:style-name="P8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4:05:28.340718327</meta:creation-date>
    <meta:editing-duration>P1DT7H26M14S</meta:editing-duration>
    <meta:editing-cycles>65</meta:editing-cycles>
    <meta:generator>LibreOffice/5.1.6.2$Linux_X86_64 LibreOffice_project/10m0$Build-2</meta:generator>
    <dc:date>2018-06-30T19:09:11.464141653</dc:date>
    <meta:document-statistic meta:table-count="0" meta:image-count="0" meta:object-count="0" meta:page-count="8" meta:paragraph-count="204" meta:word-count="1305" meta:character-count="8389" meta:non-whitespace-character-count="6887"/>
  </office:meta>
</office:document-meta>
</file>